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72f" draw:textarea-horizontal-align="justify" draw:textarea-vertical-align="middle" draw:auto-grow-height="false" fo:min-height="1.95cm" fo:min-width="3.4cm"/>
    </style:style>
    <style:style style:name="gr2" style:family="graphic" style:parent-style-name="standard">
      <style:graphic-properties draw:fill-color="#ffa6a6" draw:textarea-horizontal-align="justify" draw:textarea-vertical-align="middle" draw:auto-grow-height="false" fo:min-height="1.95cm" fo:min-width="3.4cm"/>
    </style:style>
    <style:style style:name="gr3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0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95cm" fo:min-width="3.4cm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a6a6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2.2cm" svg:x="0.6cm" svg:y="1cm">
          <text:p text:style-name="P1"><text:span text:style-name="T1">Zdarzen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23.3cm" svg:y="30.3cm">
          <text:p text:style-name="P1"><text:span text:style-name="T1">Odebrano </text:span></text:p>
          <text:p text:style-name="P1"><text:span text:style-name="T1">próbkę</text:span></text:p>
          <text:p text:style-name="P1"><text:span text:style-name="T1">geolokacj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1.5cm" svg:y="49.9cm">
          <text:p text:style-name="P1"><text:span text:style-name="T1">Wysłano na serwer </text:span></text:p>
          <text:p text:style-name="P1"><text:span text:style-name="T1">próbkę</text:span></text:p>
          <text:p text:style-name="P1"><text:span text:style-name="T1">geolokacj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2.7cm" svg:y="31.5cm">
          <text:p text:style-name="P1"><text:span text:style-name="T1">Wykryto</text:span></text:p>
          <text:p text:style-name="P1"><text:span text:style-name="T1">MAKSYMALNĄ</text:span></text:p>
          <text:p text:style-name="P1"><text:span text:style-name="T1">Prędkość</text:span></text:p>
          <text:p text:style-name="P1"><text:span text:style-name="T1">Odcin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2.8cm" svg:y="29cm">
          <text:p text:style-name="P1"><text:span text:style-name="T1">Wykryto</text:span></text:p>
          <text:p text:style-name="P1"><text:span text:style-name="T1">minimalną</text:span></text:p>
          <text:p text:style-name="P1"><text:span text:style-name="T1">Prędkość</text:span></text:p>
          <text:p text:style-name="P1"><text:span text:style-name="T1">Odcin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18.9cm" svg:y="49.6cm">
          <text:p text:style-name="P1"><text:span text:style-name="T1">Rozpoczęto</text:span></text:p>
          <text:p text:style-name="P1"><text:span text:style-name="T1">rejestowan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0.6cm" svg:y="34.4cm">
          <text:p text:style-name="P1"><text:span text:style-name="T1">Wyliczono </text:span></text:p>
          <text:p text:style-name="P1"><text:span text:style-name="T1">Odcinek tras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42.4cm" svg:y="34.6cm">
          <text:p text:style-name="P1"><text:span text:style-name="T1">Wysłano </text:span></text:p>
          <text:p text:style-name="P1"><text:span text:style-name="T1">do klientów </text:span></text:p>
          <text:p text:style-name="P1"><text:span text:style-name="T1">Odcinek tras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0.1cm" svg:y="56.9cm">
          <text:p text:style-name="P1"><text:span text:style-name="T1">Wysłano </text:span></text:p>
          <text:p text:style-name="P1"><text:span text:style-name="T1">Całą odbytą sesj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18.8cm" svg:y="52.6cm">
          <text:p text:style-name="P1"><text:span text:style-name="T1">Zakończono</text:span></text:p>
          <text:p text:style-name="P1"><text:span text:style-name="T1">rejestowan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18.9cm" svg:y="55.6cm">
          <text:p text:style-name="P1"><text:span text:style-name="T1">Wykryto </text:span></text:p>
          <text:p text:style-name="P1"><text:span text:style-name="T1">brak ruch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7.3cm" svg:y="23.2cm">
          <text:p text:style-name="P1"><text:span text:style-name="T1">Wykryto najlepszy </text:span></text:p>
          <text:p text:style-name="P1"><text:span text:style-name="T1">Czas okrążenia</text:span></text:p>
          <text:p text:style-name="P1"><text:span text:style-name="T1">Dla bieżącej sesj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0.5cm" svg:y="36.8cm">
          <text:p text:style-name="P1"><text:span text:style-name="T1">Wyliczono </text:span></text:p>
          <text:p text:style-name="P1"><text:span text:style-name="T1">czas okrążen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24.9cm" svg:y="33.2cm">
          <text:p text:style-name="P1"><text:span text:style-name="T1">Wykryto </text:span></text:p>
          <text:p text:style-name="P1"><text:span text:style-name="T1">Stratę </text:span></text:p>
          <text:p text:style-name="P1"><text:span text:style-name="T1">próbki geolokacj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23.4cm" svg:y="49.7cm">
          <text:p text:style-name="P1"><text:span text:style-name="T1">Odczytano</text:span></text:p>
          <text:p text:style-name="P1"><text:span text:style-name="T1">geolokacj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27.4cm" svg:y="49.8cm">
          <text:p text:style-name="P1"><text:span text:style-name="T1">Nadano geolokacji</text:span></text:p>
          <text:p text:style-name="P1"><text:span text:style-name="T1">Numer próbk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6cm" svg:y="49.9cm">
          <text:p text:style-name="P1"><text:span text:style-name="T1">Wysłano na serwer </text:span></text:p>
          <text:p text:style-name="P1"><text:span text:style-name="T1">Zakończenie sesj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13.5cm" svg:y="55.2cm">
          <text:p text:style-name="P1"><text:span text:style-name="T1">Wysłano na serwer </text:span></text:p>
          <text:p text:style-name="P1"><text:span text:style-name="T1">Rozpoczęcie sesj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7.7cm" svg:y="27.3cm">
          <text:p text:style-name="P1"><text:span text:style-name="T1">Zalogowano</text:span></text:p>
          <text:p text:style-name="P1"><text:span text:style-name="T1">użytkowni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9.8cm" svg:y="30.1cm">
          <text:p text:style-name="P1"><text:span text:style-name="T1">Poproszono </text:span></text:p>
          <text:p text:style-name="P1"><text:span text:style-name="T1">O rozpoczęcie sesj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14.2cm" svg:y="30.1cm">
          <text:p text:style-name="P1"><text:span text:style-name="T1">Rozpoczęto sesj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53.1cm" svg:y="28.3cm">
          <text:p text:style-name="P1"><text:span text:style-name="T1">Zamknięto </text:span></text:p>
          <text:p text:style-name="P1"><text:span text:style-name="T1">sesj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42.3cm" svg:y="37.3cm">
          <text:p text:style-name="P1"><text:span text:style-name="T1">Wysłano </text:span></text:p>
          <text:p text:style-name="P1"><text:span text:style-name="T1">do klientów </text:span></text:p>
          <text:p text:style-name="P1"><text:span text:style-name="T1">minimalną</text:span></text:p>
          <text:p text:style-name="P1"><text:span text:style-name="T1">Prędkość odcin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42.3cm" svg:y="39.9cm">
          <text:p text:style-name="P1"><text:span text:style-name="T1">Wysłano </text:span></text:p>
          <text:p text:style-name="P1"><text:span text:style-name="T1">do klientów </text:span></text:p>
          <text:p text:style-name="P1"><text:span text:style-name="T1">MAKSYMALNĄ</text:span></text:p>
          <text:p text:style-name="P1"><text:span text:style-name="T1">Prędkość odcin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18.5cm" svg:y="30.2cm">
          <text:p text:style-name="P1"><text:span text:style-name="T1">Wysłano do klientów</text:span></text:p>
          <text:p text:style-name="P1"><text:span text:style-name="T1">Rozpocęcie </text:span></text:p>
          <text:p text:style-name="P1"><text:span text:style-name="T1">sesj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48.5cm" svg:y="28.4cm">
          <text:p text:style-name="P1"><text:span text:style-name="T1">Wysłano do klientów</text:span></text:p>
          <text:p text:style-name="P1"><text:span text:style-name="T1">Zakończenie </text:span></text:p>
          <text:p text:style-name="P1"><text:span text:style-name="T1">sesj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28.2cm" svg:y="40cm">
          <text:p text:style-name="P1"><text:span text:style-name="T1">Wysłano </text:span></text:p>
          <text:p text:style-name="P1"><text:span text:style-name="T1">do klientów </text:span></text:p>
          <text:p text:style-name="P1"><text:span text:style-name="T1">Info o utracie</text:span></text:p>
          <text:p text:style-name="P1"><text:span text:style-name="T1">próbe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9.9cm" svg:y="33.6cm">
          <text:p text:style-name="P1"><text:span text:style-name="T1">Poproszono </text:span></text:p>
          <text:p text:style-name="P1"><text:span text:style-name="T1">O najlepszą sesję</text:span></text:p>
          <text:p text:style-name="P1"><text:span text:style-name="T1">Wskazanego Użytk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14.3cm" svg:y="33.6cm">
          <text:p text:style-name="P1"><text:span text:style-name="T1">Wysłano do klienta</text:span></text:p>
          <text:p text:style-name="P1"><text:span text:style-name="T1">Najlepszą sesję</text:span></text:p>
          <text:p text:style-name="P1"><text:span text:style-name="T1">Wskazanego użytk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9.8cm" svg:y="36.5cm">
          <text:p text:style-name="P1"><text:span text:style-name="T1">Poproszono </text:span></text:p>
          <text:p text:style-name="P1"><text:span text:style-name="T1">O najlepszą sesję</text:span></text:p>
          <text:p text:style-name="P1"><text:span text:style-name="T1">własną Użytk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9.9cm" svg:y="23.4cm">
          <text:p text:style-name="P1"><text:span text:style-name="T1">Założono </text:span></text:p>
          <text:p text:style-name="P1"><text:span text:style-name="T1">Nową</text:span></text:p>
          <text:p text:style-name="P1"><text:span text:style-name="T1">imprez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2.6cm" svg:y="27.3cm">
          <text:p text:style-name="P1"><text:span text:style-name="T1">Zarejestrowano</text:span></text:p>
          <text:p text:style-name="P1"><text:span text:style-name="T1">Nowego użytkowni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6.5cm" svg:y="14.9cm">
          <text:p text:style-name="P1"><text:span text:style-name="T1">Wysłano na serwer </text:span></text:p>
          <text:p text:style-name="P1"><text:span text:style-name="T1">Dane rejestrujące </text:span></text:p>
          <text:p text:style-name="P1"><text:span text:style-name="T1">Nowe kon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10.9cm" svg:y="52.3cm">
          <text:p text:style-name="P1"><text:span text:style-name="T1">Wysłano na serwer </text:span></text:p>
          <text:p text:style-name="P1"><text:span text:style-name="T1">Dane do logowan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0.1cm" svg:y="56.9cm">
          <text:p text:style-name="P1"><text:span text:style-name="T1">Wysłano </text:span></text:p>
          <text:p text:style-name="P1"><text:span text:style-name="T1">Całą odbytą sesj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51.4cm" svg:y="15.9cm">
          <text:p text:style-name="P1"><text:span text:style-name="T1">Wysłano </text:span></text:p>
          <text:p text:style-name="P1"><text:span text:style-name="T1">Żądanie skasowania</text:span></text:p>
          <text:p text:style-name="P1"><text:span text:style-name="T1">kon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cm" svg:height="2.2cm" svg:x="5.2cm" svg:y="1cm">
          <text:p text:style-name="P1"><text:span text:style-name="T1">Hot</text:span></text:p>
          <text:p text:style-name="P1"><text:span text:style-name="T1">Spo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cm" svg:height="2.2cm" svg:x="28.3cm" svg:y="27.5cm">
          <text:p text:style-name="P1"><text:span text:style-name="T1">Maksymalna</text:span></text:p>
          <text:p text:style-name="P1"><text:span text:style-name="T1">Optymalizacja</text:span></text:p>
          <text:p text:style-name="P1"><text:span text:style-name="T1">Przetwarzania</text:span></text:p>
          <text:p text:style-name="P1"><text:span text:style-name="T1">potokoweg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2.7cm" svg:y="26.2cm">
          <text:p text:style-name="P1"><text:span text:style-name="T1">Wykryto użytkownikowi</text:span></text:p>
          <text:p text:style-name="P1"><text:span text:style-name="T1">Najlepszą </text:span></text:p>
          <text:p text:style-name="P1"><text:span text:style-name="T1">Prędkość maksymalną</text:span></text:p>
          <text:p text:style-name="P1"><text:span text:style-name="T1">odcinl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2.7cm" svg:y="22.9cm">
          <text:p text:style-name="P1"><text:span text:style-name="T1">Wykryto użytkownikowi</text:span></text:p>
          <text:p text:style-name="P1"><text:span text:style-name="T1">Najlepszą </text:span></text:p>
          <text:p text:style-name="P1"><text:span text:style-name="T1">Prędkość minimalną </text:span></text:p>
          <text:p text:style-name="P1"><text:span text:style-name="T1">odcin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37.4cm" svg:y="25.9cm">
          <text:p text:style-name="P1"><text:span text:style-name="T1">Wykryto najlepszy </text:span></text:p>
          <text:p text:style-name="P1"><text:span text:style-name="T1">Czas okrążenia</text:span></text:p>
          <text:p text:style-name="P1"><text:span text:style-name="T1">Dla bieżącej imprez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7.7cm" svg:y="61.1cm">
          <text:p text:style-name="P1"><text:span text:style-name="T1">Zarejestrowano</text:span></text:p>
          <text:p text:style-name="P1"><text:span text:style-name="T1">Inicjalne</text:span></text:p>
          <text:p text:style-name="P1"><text:span text:style-name="T1">okrążen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2cm" svg:x="7.7cm" svg:y="64cm">
          <text:p text:style-name="P1"><text:span text:style-name="T1">Podzielono </text:span></text:p>
          <text:p text:style-name="P1"><text:span text:style-name="T1">Inicjalne okrążenie</text:span></text:p>
          <text:p text:style-name="P1"><text:span text:style-name="T1">Na sek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cm" svg:height="2.2cm" svg:x="16cm" svg:y="22.5cm">
          <text:p text:style-name="P1"><text:span text:style-name="T1">Przypisanie</text:span></text:p>
          <text:p text:style-name="P1"><text:span text:style-name="T1">Użytkowników</text:span></text:p>
          <text:p text:style-name="P1"><text:span text:style-name="T1">Do grup</text:span></text:p>
          <text:p text:style-name="P1"><text:span text:style-name="T1">W terminie późniejszym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47.1cm" svg:x2="114.9cm" svg:y2="48.205cm">
          <text:p/>
        </draw:line>
        <draw:line draw:style-name="gr3" draw:text-style-name="P4" draw:layer="layout" svg:x1="1cm" svg:y1="19.4cm" svg:x2="114.9cm" svg:y2="20.505cm">
          <text:p/>
        </draw:line>
        <draw:frame draw:style-name="gr4" draw:text-style-name="P5" draw:layer="layout" svg:width="6.7cm" svg:height="2.5cm" draw:transform="rotate (1.5707963267949) translate (1.5cm 59.1cm)">
          <draw:text-box>
            <text:p><text:span text:style-name="T2">Emiter</text:span></text:p>
          </draw:text-box>
        </draw:frame>
        <draw:frame draw:style-name="gr4" draw:text-style-name="P5" draw:layer="layout" svg:width="6.1cm" svg:height="2.5cm" draw:transform="rotate (1.5707963267949) translate (1.1cm 38.8cm)">
          <draw:text-box>
            <text:p><text:span text:style-name="T2">Serwis</text:span></text:p>
          </draw:text-box>
        </draw:frame>
        <draw:frame draw:style-name="gr5" draw:text-style-name="P5" draw:layer="layout" svg:width="10.2cm" svg:height="4.035cm" draw:transform="rotate (1.5707963267949) translate (1.4cm 17.1cm)">
          <draw:text-box>
            <text:p><text:span text:style-name="T2">Konsument</text:span></text:p>
          </draw:text-box>
        </draw:frame>
        <draw:custom-shape draw:style-name="gr6" draw:text-style-name="P6" draw:layer="layout" svg:width="3.9cm" svg:height="2.2cm" svg:x="9.8cm" svg:y="1cm">
          <text:p text:style-name="P1"><text:span text:style-name="T1">Notatk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9cm" svg:height="2.2cm" svg:x="40.7cm" svg:y="21.5cm">
          <text:p text:style-name="P1"><text:span text:style-name="T1">Jeśli okrążenie</text:span></text:p>
          <text:p text:style-name="P1"><text:span text:style-name="T1"><text:s/></text:span><text:span text:style-name="T1">nie jest pierwsz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9cm" svg:height="2.2cm" svg:x="41.2cm" svg:y="24.8cm">
          <text:p text:style-name="P1"><text:span text:style-name="T1">Jeśli </text:span></text:p>
          <text:p text:style-name="P1"><text:span text:style-name="T1">nie jest pierwsz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16:51:43.807758613</meta:creation-date>
    <dc:date>2019-10-02T20:52:43.131241198</dc:date>
    <meta:editing-duration>PT44M18S</meta:editing-duration>
    <meta:editing-cycles>3</meta:editing-cycles>
    <meta:generator>LibreOffice/6.2.0.3$MacOSX_X86_64 LibreOffice_project/98c6a8a1c6c7b144ce3cc729e34964b47ce25d62</meta:generator>
    <meta:document-statistic meta:object-count="52"/>
  </office:meta>
</office:document-meta>
</file>